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3"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4"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15"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16" style:family="paragraph" style:parent-style-name="Standard">
      <style:paragraph-properties style:line-height-at-least="0.503cm"/>
    </style:style>
    <style:style style:name="P17" style:family="paragraph" style:parent-style-name="Text_20_body">
      <style:text-properties officeooo:rsid="002dc266" officeooo:paragraph-rsid="002dc266"/>
    </style:style>
    <style:style style:name="P18" style:family="paragraph" style:parent-style-name="Standard">
      <style:text-properties officeooo:rsid="002dc266" officeooo:paragraph-rsid="002dc266"/>
    </style:style>
    <style:style style:name="P19" style:family="paragraph" style:parent-style-name="Standard">
      <style:text-properties officeooo:rsid="002f5469" officeooo:paragraph-rsid="002f5469"/>
    </style:style>
    <style:style style:name="P20" style:family="paragraph" style:parent-style-name="Text_20_body">
      <style:text-properties officeooo:rsid="0031dc96" officeooo:paragraph-rsid="0031dc96"/>
    </style:style>
    <style:style style:name="P21" style:family="paragraph" style:parent-style-name="Text_20_body">
      <style:text-properties officeooo:rsid="0032bd23" officeooo:paragraph-rsid="0032bd23"/>
    </style:style>
    <style:style style:name="P22" style:family="paragraph" style:parent-style-name="Code">
      <style:text-properties officeooo:paragraph-rsid="00366218"/>
    </style:style>
    <style:style style:name="P23" style:family="paragraph" style:parent-style-name="Text_20_body">
      <style:text-properties officeooo:rsid="003644f5" officeooo:paragraph-rsid="003644f5"/>
    </style:style>
    <style:style style:name="P24" style:family="paragraph" style:parent-style-name="Code">
      <style:text-properties officeooo:paragraph-rsid="00382920"/>
    </style:style>
    <style:style style:name="P25" style:family="paragraph" style:parent-style-name="Heading_20_1">
      <style:text-properties officeooo:paragraph-rsid="002c24db"/>
    </style:style>
    <style:style style:name="P26" style:family="paragraph" style:parent-style-name="Heading_20_1">
      <style:text-properties officeooo:paragraph-rsid="002f5469"/>
    </style:style>
    <style:style style:name="P27" style:family="paragraph" style:parent-style-name="Heading_20_1">
      <style:text-properties officeooo:paragraph-rsid="00382920"/>
    </style:style>
    <style:style style:name="P28" style:family="paragraph" style:parent-style-name="Text_20_body" style:list-style-name="L1">
      <style:text-properties officeooo:rsid="002b10b0" officeooo:paragraph-rsid="002b10b0"/>
    </style:style>
    <style:style style:name="P29" style:family="paragraph" style:parent-style-name="Text_20_body" style:list-style-name="L2">
      <style:text-properties officeooo:rsid="002b10b0" officeooo:paragraph-rsid="002b10b0"/>
    </style:style>
    <style:style style:name="P30" style:family="paragraph" style:parent-style-name="Text_20_body" style:list-style-name="L3">
      <style:text-properties officeooo:rsid="002b10dd" officeooo:paragraph-rsid="002b10dd"/>
    </style:style>
    <style:style style:name="P31" style:family="paragraph" style:parent-style-name="Text_20_body" style:list-style-name="L4">
      <style:text-properties officeooo:rsid="002b10dd" officeooo:paragraph-rsid="002b10dd"/>
    </style:style>
    <style:style style:name="P32" style:family="paragraph" style:parent-style-name="Text_20_body" style:list-style-name="L5">
      <style:text-properties officeooo:rsid="0031dc96" officeooo:paragraph-rsid="0031dc96"/>
    </style:style>
    <style:style style:name="P33" style:family="paragraph" style:parent-style-name="Text_20_body" style:list-style-name="L6">
      <style:text-properties officeooo:rsid="0032bd23" officeooo:paragraph-rsid="0032bd23"/>
    </style:style>
    <style:style style:name="P34" style:family="paragraph" style:parent-style-name="Text_20_body" style:list-style-name="L7">
      <style:text-properties officeooo:rsid="0032bd23" officeooo:paragraph-rsid="0032bd23"/>
    </style:style>
    <style:style style:name="P35" style:family="paragraph" style:parent-style-name="Text_20_body" style:list-style-name="L8">
      <style:text-properties officeooo:rsid="003644f5" officeooo:paragraph-rsid="003644f5"/>
    </style:style>
    <style:style style:name="P36" style:family="paragraph" style:parent-style-name="Text_20_body" style:list-style-name="L8">
      <style:text-properties officeooo:rsid="003644f5" officeooo:paragraph-rsid="00382920"/>
    </style:style>
    <style:style style:name="P37" style:family="paragraph" style:parent-style-name="Text_20_body">
      <style:text-properties officeooo:rsid="003644f5" officeooo:paragraph-rsid="00382920"/>
    </style:style>
    <style:style style:name="P38" style:family="paragraph" style:parent-style-name="Text_20_body">
      <style:text-properties officeooo:rsid="00382920" officeooo:paragraph-rsid="00382920"/>
    </style:style>
    <style:style style:name="T1" style:family="text">
      <style:text-properties officeooo:rsid="002c24db"/>
    </style:style>
    <style:style style:name="T2" style:family="text">
      <style:text-properties fo:color="#0000ff" loext:opacity="100%"/>
    </style:style>
    <style:style style:name="T3" style:family="text">
      <style:text-properties fo:color="#098658" loext:opacity="100%"/>
    </style:style>
    <style:style style:name="T4" style:family="text">
      <style:text-properties fo:color="#a31515" loext:opacity="100%"/>
    </style:style>
    <style:style style:name="T5" style:family="text">
      <style:text-properties fo:color="#811f3f" loext:opacity="100%"/>
    </style:style>
    <style:style style:name="T6" style:family="text">
      <style:text-properties fo:color="#800000" loext:opacity="100%"/>
    </style:style>
    <style:style style:name="T7" style:family="text">
      <style:text-properties fo:color="#e50000" loext:opacity="100%"/>
    </style:style>
    <style:style style:name="T8" style:family="text">
      <style:text-properties fo:color="#0451a5" loext:opacity="100%"/>
    </style:style>
    <style:style style:name="T9" style:family="text">
      <style:text-properties officeooo:rsid="002f5469"/>
    </style:style>
    <style:style style:name="T10" style:family="text">
      <style:text-properties officeooo:rsid="00306525"/>
    </style:style>
    <style:style style:name="T11" style:family="text">
      <style:text-properties style:text-position="super 58%"/>
    </style:style>
    <style:style style:name="T12" style:family="text">
      <style:text-properties officeooo:rsid="0032bd23"/>
    </style:style>
    <style:style style:name="T13" style:family="text">
      <style:text-properties officeooo:rsid="0033934f"/>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34372b" style:font-weight-asian="normal" style:font-weight-complex="normal"/>
    </style:style>
    <style:style style:name="T17" style:family="text">
      <style:text-properties officeooo:rsid="003644f5"/>
    </style:style>
    <style:style style:name="T18" style:family="text">
      <style:text-properties officeooo:rsid="00366218"/>
    </style:style>
    <style:style style:name="T19" style:family="text">
      <style:text-properties officeooo:rsid="0038292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28">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9">La viabilisation est réalisée. L’architecture du site et tout ce qui ne se voit pas comme la gestion des erreurs, des logs, des bases de données …</text:p>
        </text:list-item>
        <text:list-item>
          <text:p text:style-name="P29">Les murs porteurs sont construits : l’aspect général du site avec la barre de navigation.</text:p>
        </text:list-item>
        <text:list-item>
          <text:p text:style-name="P29">La porte principale : la connexion des utilisateurs pour l’accès à leurs données.</text:p>
        </text:list-item>
        <text:list-item>
          <text:p text:style-name="P29">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30">Un « simple » adhérent pour tester :</text:p>
          <text:list>
            <text:list-item>
              <text:p text:style-name="P30">Gérer son compte</text:p>
            </text:list-item>
            <text:list-item>
              <text:p text:style-name="P30">Gérer ses préférences</text:p>
            </text:list-item>
          </text:list>
        </text:list-item>
      </text:list>
      <text:list text:style-name="L4">
        <text:list-item>
          <text:p text:style-name="P31">Un animateur pour tester</text:p>
          <text:list>
            <text:list-item>
              <text:p text:style-name="P31">Gérer des évènements</text:p>
            </text:list-item>
            <text:list-item>
              <text:p text:style-name="P31">Connaitre la liste des personnes intéressées par un évènement.</text:p>
            </text:list-item>
          </text:list>
        </text:list-item>
      </text:list>
      <text:p text:style-name="P3">Ce rôle vous permettra d’accéder aux visites de chantier avec l’architecte ;-)</text:p>
      <text:h text:style-name="P25"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text:soft-page-break/>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1" text:outline-level="1">Proposer le premier test</text:h>
      <text:p text:style-name="P20"><text:span text:style-name="T13">Après avoir proposé de devenir bêta-testeur, et p</text:span>our faire suite <text:span text:style-name="T13">au message de remerciement adresser aux volontaires</text:span>, j’aimerais faire un nouveau courriel amical et humoristique pour inviter les bêta-testeurs à faire leur 1<text:span text:style-name="T11">er</text:span> test.</text:p>
      <text:p text:style-name="P21">Les remercier à nouveau d’avoir accepté cette mission.</text:p>
      <text:p text:style-name="P20">Le grand jour est arrivé, le premier test à faire est disponible ici :</text:p>
      <text:p text:style-name="P20"><text:a xlink:type="simple" xlink:href="https://myclub.alwaysdata.net/Tests/MyClub/V0.1/Page.php?n=1" text:style-name="Internet_20_link" text:visited-style-name="Visited_20_Internet_20_Link">https://myclub.alwaysdata.net/Tests/MyClub/V0.1/Page.php?n=1</text:a></text:p>
      <text:p text:style-name="P20">Les fonctionnalités à tester sont la connexion et la déconnexion.</text:p>
      <text:p text:style-name="P20">Comme bêta-testeur vous ne devez pas vous contenter de faire les actions demandées.</text:p>
      <text:p text:style-name="P20">Il faut essayer pour tous les moyens de mettre le programme en difficulté.</text:p>
      <text:p text:style-name="P20">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0">Chaque mise en difficulté du programme vous rapportera 1 point.</text:p>
      <text:p text:style-name="P20">Pour valider ce point vous devez :</text:p>
      <text:list text:style-name="L5">
        <text:list-item>
          <text:p text:style-name="P32">fournir la copie d’écran avec le message d’erreur</text:p>
        </text:list-item>
        <text:list-item>
          <text:p text:style-name="P32">indiquer la démarche pour que je puisse reproduire le problème afin de le corriger.</text:p>
        </text:list-item>
      </text:list>
      <text:p text:style-name="P20">Pour ce 1<text:span text:style-name="T11">er</text:span> test j’ai volontairement laissé un problème qui fait apparaître un message d’erreur. Serez-vous le trouver ?</text:p>
      <text:p text:style-name="P20">Comme indiqué dans un courriel précédent on se prévoit un rdv individuel d’une heure pour que vous me montriez comment vous manipulez le programme pour faire les opérations à tester. <text:span text:style-name="T12">A l’issue de cette séance vous indiquerez si c’est OK, pas OK, s’il faut faire des évolutions.</text:span></text:p>
      <text:p text:style-name="P21">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1">Déroulement :</text:p>
      <text:list text:style-name="L6">
        <text:list-item>
          <text:p text:style-name="P33">Envoi de l’invitation (ce message une semaine avant les tests)</text:p>
        </text:list-item>
        <text:list-item>
          <text:p text:style-name="P33">Tests</text:p>
        </text:list-item>
        <text:list-item>
          <text:p text:style-name="P33">Envoi la semaine suivant les tests d’un compte rendu avec la synthèse :</text:p>
        </text:list-item>
      </text:list>
      <text:list text:style-name="L7">
        <text:list-item>
          <text:list>
            <text:list-item>
              <text:p text:style-name="P34">des problèmes détectés</text:p>
            </text:list-item>
            <text:list-item>
              <text:p text:style-name="P34"><text:soft-page-break/>des propositions d’évolutions</text:p>
            </text:list-item>
          </text:list>
        </text:list-item>
      </text:list>
      <text:h text:style-name="Heading_20_1" text:outline-level="1">Refactoring</text:h>
      <text:p text:style-name="P17">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3">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3">1</text:span>, $filters = []) {</text:p>
      <text:p text:style-name="P5">$skip = ($currentPage - <text:span text:style-name="T3">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4">'total'</text:span>] / <text:span text:style-name="T2">self</text:span>::RECORDS_PER_PAGE);</text:p>
      <text:p text:style-name="P5">$html = <text:span text:style-name="T4">'&lt;div class="visitor-grid"&gt;'</text:span>;</text:p>
      <text:p text:style-name="P5">$html .= <text:span text:style-name="T2">$this</text:span>-&gt;generateFilterForm($filters);</text:p>
      <text:p text:style-name="P5">$html .= <text:span text:style-name="T4">'&lt;table border="1" cellpadding="5"&gt;</text:span></text:p>
      <text:p text:style-name="P13">&lt;thead&gt;</text:p>
      <text:p text:style-name="P13">&lt;tr&gt;</text:p>
      <text:p text:style-name="P13">&lt;th&gt;OS&lt;/th&gt;</text:p>
      <text:p text:style-name="P13">&lt;th&gt;Browser&lt;/th&gt;</text:p>
      <text:p text:style-name="P13">&lt;th&gt;Screen&lt;/th&gt;</text:p>
      <text:p text:style-name="P13">&lt;th&gt;Client Type&lt;/th&gt;</text:p>
      <text:p text:style-name="P13">&lt;th&gt;URI&lt;/th&gt;</text:p>
      <text:p text:style-name="P13">&lt;th&gt;Email&lt;/th&gt;</text:p>
      <text:p text:style-name="P13">&lt;th&gt;Timestamp&lt;/th&gt;</text:p>
      <text:p text:style-name="P13">&lt;/tr&gt;</text:p>
      <text:p text:style-name="P13">&lt;/thead&gt;</text:p>
      <text:p text:style-name="P5"><text:span text:style-name="T4">&lt;tbody&gt;'</text:span>;</text:p>
      <text:p text:style-name="P5"><text:span text:style-name="T2">foreach</text:span> ($result[<text:span text:style-name="T4">'data'</text:span>] as $row) {</text:p>
      <text:p text:style-name="P5">$html .= <text:span text:style-name="T4">'&lt;tr&gt;'</text:span>;</text:p>
      <text:p text:style-name="P5"><text:span text:style-name="T2">foreach</text:span> ($row as $value) {</text:p>
      <text:p text:style-name="P5">$html .= <text:span text:style-name="T4">'&lt;td&gt;'</text:span> . htmlspecialchars($value) . <text:span text:style-name="T4">'&lt;/td&gt;'</text:span>;</text:p>
      <text:p text:style-name="P5">}</text:p>
      <text:p text:style-name="P5">$html .= <text:span text:style-name="T4">'&lt;/tr&gt;'</text:span>;</text:p>
      <text:p text:style-name="P5">}</text:p>
      <text:p text:style-name="P5">$html .= <text:span text:style-name="T4">'&lt;/tbody&gt;&lt;/table&gt;'</text:span>;</text:p>
      <text:p text:style-name="P5">$html .= <text:span text:style-name="T2">$this</text:span>-&gt;generatePaginationControls($currentPage, $totalPages);</text:p>
      <text:p text:style-name="P5">$html .= <text:span text:style-name="T4">'&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4">'Os'</text:span>]) ? htmlspecialchars($filters[<text:span text:style-name="T4">'Os'</text:span>]) : <text:span text:style-name="T4">''</text:span>;</text:p>
      <text:p text:style-name="P5">$browser = isset($filters[<text:span text:style-name="T4">'Browser'</text:span>]) ? htmlspecialchars($filters[<text:span text:style-name="T4">'Browser'</text:span>]) : <text:span text:style-name="T4">''</text:span>;</text:p>
      <text:p text:style-name="P5">$Type = isset($filters[<text:span text:style-name="T4">'Type'</text:span>]) ? htmlspecialchars($filters[<text:span text:style-name="T4">'Type'</text:span>]) : <text:span text:style-name="T4">''</text:span>;</text:p>
      <text:p text:style-name="P5">$Who = isset($filters[<text:span text:style-name="T4">'Who'</text:span>]) ? htmlspecialchars($filters[<text:span text:style-name="T4">'Who'</text:span>]) : <text:span text:style-name="T4">''</text:span>;</text:p>
      <text:p text:style-name="P5">$html = <text:span text:style-name="T4">'&lt;form method="GET" class="filter-form"&gt;</text:span></text:p>
      <text:p text:style-name="P5"><text:soft-page-break/><text:span text:style-name="T4">&lt;input type="text" name="os" placeholder="Filter OS" value="'</text:span> . $os . <text:span text:style-name="T4">'"&gt;</text:span></text:p>
      <text:p text:style-name="P5"><text:span text:style-name="T4">&lt;input type="text" name="browser" placeholder="Filter Browser" value="'</text:span> . $browser . <text:span text:style-name="T4">'"&gt;</text:span></text:p>
      <text:p text:style-name="P5"><text:span text:style-name="T4">&lt;input type="text" name="type" placeholder="Filter Type" value="'</text:span> . $Type . <text:span text:style-name="T4">'"&gt;</text:span></text:p>
      <text:p text:style-name="P5"><text:span text:style-name="T4">&lt;input type="text" name="email" placeholder="Filter Email" value="'</text:span> . $Who . <text:span text:style-name="T4">'"&gt;</text:span></text:p>
      <text:p text:style-name="P13">&lt;button type="submit"&gt;Filter&lt;/button&gt;</text:p>
      <text:p text:style-name="P5"><text:span text:style-name="T4">&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4">'&lt;div class="pagination"&gt;'</text:span>;</text:p>
      <text:p text:style-name="P14">// First page button</text:p>
      <text:p text:style-name="P5">$html .= <text:span text:style-name="T4">'&lt;a href="?page=1" class="'</text:span> . ($currentPage == <text:span text:style-name="T3">1</text:span> ? <text:span text:style-name="T4">'disabled'</text:span> : <text:span text:style-name="T4">''</text:span>) . <text:span text:style-name="T4">'"&gt;⟪&lt;/a&gt;'</text:span>;</text:p>
      <text:p text:style-name="P14">// Previous page button</text:p>
      <text:p text:style-name="P5">$html .= <text:span text:style-name="T4">'&lt;a href="?page='</text:span> . ($currentPage - <text:span text:style-name="T3">1</text:span>) . <text:span text:style-name="T4">'" class="'</text:span> . ($currentPage == <text:span text:style-name="T3">1</text:span> ? <text:span text:style-name="T4">'disabled'</text:span> : <text:span text:style-name="T4">''</text:span>) . <text:span text:style-name="T4">'"&gt;←&lt;/a&gt;'</text:span>;</text:p>
      <text:p text:style-name="P14">// Page numbers</text:p>
      <text:p text:style-name="P5"><text:span text:style-name="T2">for</text:span> ($i = max(<text:span text:style-name="T3">1</text:span>, $currentPage - <text:span text:style-name="T3">2</text:span>); $i &lt;= min($totalPages, $currentPage + <text:span text:style-name="T3">2</text:span>); $i++) {</text:p>
      <text:p text:style-name="P5">$html .= <text:span text:style-name="T4">'&lt;a href="?page='</text:span> . $i . <text:span text:style-name="T4">'" class="'</text:span> . ($i == $currentPage ? <text:span text:style-name="T4">'active'</text:span> : <text:span text:style-name="T4">''</text:span>) . <text:span text:style-name="T4">'"&gt;'</text:span> . $i . <text:span text:style-name="T4">'&lt;/a&gt;'</text:span>;</text:p>
      <text:p text:style-name="P5">}</text:p>
      <text:p text:style-name="P14">// Next page button</text:p>
      <text:p text:style-name="P5">$html .= <text:span text:style-name="T4">'&lt;a href="?page='</text:span> . ($currentPage + <text:span text:style-name="T3">1</text:span>) . <text:span text:style-name="T4">'" class="'</text:span> . ($currentPage == $totalPages ? <text:span text:style-name="T4">'disabled'</text:span> : <text:span text:style-name="T4">''</text:span>) . <text:span text:style-name="T4">'"&gt;→&lt;/a&gt;'</text:span>;</text:p>
      <text:p text:style-name="P14">// Last page button</text:p>
      <text:p text:style-name="P5">$html .= <text:span text:style-name="T4">'&lt;a href="?page='</text:span> . $totalPages . <text:span text:style-name="T4">'" class="'</text:span> . ($currentPage == $totalPages ? <text:span text:style-name="T4">'disabled'</text:span> : <text:span text:style-name="T4">''</text:span>) . <text:span text:style-name="T4">'"&gt;⟫&lt;/a&gt;'</text:span>;</text:p>
      <text:p text:style-name="P5">$html .= <text:span text:style-name="T4">'&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3">10</text:span>;</text:p>
      <text:p text:style-name="P5"><text:span text:style-name="T2">private</text:span> $currentPage = <text:span text:style-name="T3">1</text:span>;</text:p>
      <text:p text:style-name="P5"><text:span text:style-name="T2">private</text:span> $totalErrors = <text:span text:style-name="T3">0</text:span>;</text:p>
      <text:p text:style-name="P5"><text:span text:style-name="T2">private</text:span> $errors = [];</text:p>
      <text:p text:style-name="P5"><text:span text:style-name="T2">private</text:span> $message = <text:span text:style-name="T4">''</text:span>;</text:p>
      <text:p text:style-name="P5"><text:span text:style-name="T2">public</text:span> <text:span text:style-name="T2">function</text:span> __construct() {</text:p>
      <text:p text:style-name="P5"><text:span text:style-name="T2">if</text:span> (isset($_POST[<text:span text:style-name="T4">'clear_log'</text:span>])) {</text:p>
      <text:p text:style-name="P5"><text:span text:style-name="T2">$this</text:span>-&gt;clearErrorLog();</text:p>
      <text:p text:style-name="P5"><text:span text:style-name="T2">$this</text:span>-&gt;message = <text:span text:style-name="T4">'Error log has been cleared.'</text:span>;</text:p>
      <text:p text:style-name="P5">}</text:p>
      <text:p text:style-name="P16"/>
      <text:p text:style-name="P5"><text:span text:style-name="T2">if</text:span> (isset($_GET[<text:span text:style-name="T4">'page'</text:span>])) {</text:p>
      <text:p text:style-name="P5"><text:span text:style-name="T2">$this</text:span>-&gt;currentPage = max(<text:span text:style-name="T3">1</text:span>, intval($_GET[<text:span text:style-name="T4">'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oft-page-break/><text:span text:style-name="T2">return</text:span>;</text:p>
      <text:p text:style-name="P5">}</text:p>
      <text:p text:style-name="P5">$content = file_get_contents(<text:span text:style-name="T2">$this</text:span>-&gt;filename);</text:p>
      <text:p text:style-name="P5">$pattern = <text:span text:style-name="T5">'/\[(.</text:span>*<text:span text:style-name="T5">?)\] ErrorException: (.</text:span>*<text:span text:style-name="T5">?) in (.</text:span>*<text:span text:style-name="T5">?) on line (\d</text:span>+<text:span text:style-name="T5">)\nStack trace:\n((?:(?!</text:span>^<text:span text:style-name="T5">\[).</text:span>*<text:span text:style-name="T5">\n)</text:span>*<text:span text:style-name="T5">)/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4">'datetime'</text:span> =&gt; $match[<text:span text:style-name="T3">1</text:span>],</text:p>
      <text:p text:style-name="P5"><text:span text:style-name="T4">'message'</text:span> =&gt; $match[<text:span text:style-name="T3">2</text:span>],</text:p>
      <text:p text:style-name="P5"><text:span text:style-name="T4">'file'</text:span> =&gt; str_replace(<text:span text:style-name="T4">'/var/www/sdb/b/2/cihy21/'</text:span>, <text:span text:style-name="T4">''</text:span>, $match[<text:span text:style-name="T3">3</text:span>]),</text:p>
      <text:p text:style-name="P5"><text:span text:style-name="T4">'line'</text:span> =&gt; $match[<text:span text:style-name="T3">4</text:span>],</text:p>
      <text:p text:style-name="P5"><text:span text:style-name="T4">'stack_trace'</text:span> =&gt; $match[<text:span text:style-name="T3">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4">''</text:span>);</text:p>
      <text:p text:style-name="P5"><text:span text:style-name="T2">$this</text:span>-&gt;errors = [];</text:p>
      <text:p text:style-name="P5"><text:span text:style-name="T2">$this</text:span>-&gt;totalErrors = <text:span text:style-name="T3">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3">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3">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15">?&gt;</text:p>
      <text:p text:style-name="P5"><text:span text:style-name="T6">&lt;!DOCTYPE</text:span> <text:span text:style-name="T7">html</text:span><text:span text:style-name="T6">&gt;</text:span></text:p>
      <text:p text:style-name="P15">&lt;html&gt;</text:p>
      <text:p text:style-name="P15">&lt;head&gt;</text:p>
      <text:p text:style-name="P5"><text:span text:style-name="T6">&lt;title&gt;</text:span>Error Log Viewer<text:span text:style-name="T6">&lt;/title&gt;</text:span></text:p>
      <text:p text:style-name="P15">&lt;style&gt;</text:p>
      <text:p text:style-name="P5"><text:span text:style-name="T6">table</text:span> { <text:span text:style-name="T7">width</text:span>: <text:span text:style-name="T3">100%</text:span>; <text:span text:style-name="T7">border-collapse</text:span>: <text:span text:style-name="T8">collapse</text:span>; <text:span text:style-name="T7">margin</text:span>: <text:span text:style-name="T3">20px</text:span> <text:span text:style-name="T3">0</text:span>; }</text:p>
      <text:p text:style-name="P5"><text:span text:style-name="T6">th</text:span>, <text:span text:style-name="T6">td</text:span> { <text:span text:style-name="T7">padding</text:span>: <text:span text:style-name="T3">8px</text:span>; <text:span text:style-name="T7">border</text:span>: <text:span text:style-name="T3">1px</text:span> <text:span text:style-name="T8">solid</text:span> <text:span text:style-name="T8">#ddd</text:span>; <text:span text:style-name="T7">text-align</text:span>: <text:span text:style-name="T8">left</text:span>; }</text:p>
      <text:p text:style-name="P5"><text:span text:style-name="T6">th</text:span> { <text:span text:style-name="T7">background-color</text:span>: <text:span text:style-name="T8">#f5f5f5</text:span>; }</text:p>
      <text:p text:style-name="P5"><text:span text:style-name="T6">.tooltip</text:span> { <text:span text:style-name="T7">position</text:span>: <text:span text:style-name="T8">relative</text:span>; <text:span text:style-name="T7">display</text:span>: <text:span text:style-name="T8">inline-block</text:span>; <text:span text:style-name="T7">cursor</text:span>: <text:span text:style-name="T8">pointer</text:span>; }</text:p>
      <text:p text:style-name="P5"><text:span text:style-name="T6">.tooltip</text:span> <text:span text:style-name="T6">.tooltiptext</text:span> {</text:p>
      <text:p text:style-name="P5"><text:span text:style-name="T7">visibility</text:span>: <text:span text:style-name="T8">hidden</text:span>;</text:p>
      <text:p text:style-name="P5"><text:span text:style-name="T7">width</text:span>: <text:span text:style-name="T3">500px</text:span>;</text:p>
      <text:p text:style-name="P5"><text:span text:style-name="T7">background-color</text:span>: <text:span text:style-name="T8">black</text:span>;</text:p>
      <text:p text:style-name="P5"><text:span text:style-name="T7">color</text:span>: <text:span text:style-name="T8">#fff</text:span>;</text:p>
      <text:p text:style-name="P5"><text:span text:style-name="T7">text-align</text:span>: <text:span text:style-name="T8">left</text:span>;</text:p>
      <text:p text:style-name="P5"><text:span text:style-name="T7">padding</text:span>: <text:span text:style-name="T3">5px</text:span>;</text:p>
      <text:p text:style-name="P5"><text:soft-page-break/><text:span text:style-name="T7">position</text:span>: <text:span text:style-name="T8">absolute</text:span>;</text:p>
      <text:p text:style-name="P5"><text:span text:style-name="T7">z-index</text:span>: <text:span text:style-name="T3">1</text:span>;</text:p>
      <text:p text:style-name="P5"><text:span text:style-name="T7">bottom</text:span>: <text:span text:style-name="T3">125%</text:span>;</text:p>
      <text:p text:style-name="P5"><text:span text:style-name="T7">left</text:span>: <text:span text:style-name="T3">50%</text:span>;</text:p>
      <text:p text:style-name="P5"><text:span text:style-name="T7">margin-left</text:span>: <text:span text:style-name="T3">-250px</text:span>;</text:p>
      <text:p text:style-name="P5"><text:span text:style-name="T7">white-space</text:span>: <text:span text:style-name="T8">pre</text:span>;</text:p>
      <text:p text:style-name="P5">}</text:p>
      <text:p text:style-name="P5"><text:span text:style-name="T6">.tooltip:hover</text:span> <text:span text:style-name="T6">.tooltiptext</text:span> { <text:span text:style-name="T7">visibility</text:span>: <text:span text:style-name="T8">visible</text:span>; }</text:p>
      <text:p text:style-name="P5"><text:span text:style-name="T6">.navigation</text:span> { <text:span text:style-name="T7">margin</text:span>: <text:span text:style-name="T3">20px</text:span> <text:span text:style-name="T3">0</text:span>; }</text:p>
      <text:p text:style-name="P5"><text:span text:style-name="T6">.navigation</text:span> <text:span text:style-name="T6">a</text:span>, <text:span text:style-name="T6">.navigation</text:span> <text:span text:style-name="T6">button</text:span> {</text:p>
      <text:p text:style-name="P5"><text:span text:style-name="T7">padding</text:span>: <text:span text:style-name="T3">5px</text:span> <text:span text:style-name="T3">10px</text:span>;</text:p>
      <text:p text:style-name="P5"><text:span text:style-name="T7">margin</text:span>: <text:span text:style-name="T3">0</text:span> <text:span text:style-name="T3">5px</text:span>;</text:p>
      <text:p text:style-name="P5"><text:span text:style-name="T7">text-decoration</text:span>: <text:span text:style-name="T8">none</text:span>;</text:p>
      <text:p text:style-name="P5"><text:span text:style-name="T7">border</text:span>: <text:span text:style-name="T3">1px</text:span> <text:span text:style-name="T8">solid</text:span> <text:span text:style-name="T8">#ddd</text:span>;</text:p>
      <text:p text:style-name="P5"><text:span text:style-name="T7">background-color</text:span>: <text:span text:style-name="T8">#f5f5f5</text:span>;</text:p>
      <text:p text:style-name="P5"><text:span text:style-name="T7">color</text:span>: <text:span text:style-name="T8">#333</text:span>;</text:p>
      <text:p text:style-name="P5">}</text:p>
      <text:p text:style-name="P5"><text:span text:style-name="T6">.message</text:span> { </text:p>
      <text:p text:style-name="P5"><text:span text:style-name="T7">padding</text:span>: <text:span text:style-name="T3">10px</text:span>; </text:p>
      <text:p text:style-name="P5"><text:span text:style-name="T7">margin</text:span>: <text:span text:style-name="T3">10px</text:span> <text:span text:style-name="T3">0</text:span>; </text:p>
      <text:p text:style-name="P5"><text:span text:style-name="T7">background-color</text:span>: <text:span text:style-name="T8">#dff0d8</text:span>; </text:p>
      <text:p text:style-name="P5"><text:span text:style-name="T7">border</text:span>: <text:span text:style-name="T3">1px</text:span> <text:span text:style-name="T8">solid</text:span> <text:span text:style-name="T8">#d6e9c6</text:span>; </text:p>
      <text:p text:style-name="P5"><text:span text:style-name="T7">color</text:span>: <text:span text:style-name="T8">#3c763d</text:span>; </text:p>
      <text:p text:style-name="P5">}</text:p>
      <text:p text:style-name="P15">&lt;/style&gt;</text:p>
      <text:p text:style-name="P15">&lt;/head&gt;</text:p>
      <text:p text:style-name="P15">&lt;body&gt;</text:p>
      <text:p text:style-name="P5"><text:span text:style-name="T6">&lt;?php</text:span> <text:span text:style-name="T2">if</text:span> (<text:span text:style-name="T2">$this</text:span>-&gt;message): <text:span text:style-name="T6">?&gt;</text:span></text:p>
      <text:p text:style-name="P5"><text:span text:style-name="T6">&lt;div</text:span> <text:span text:style-name="T7">class</text:span>=<text:span text:style-name="T2">"message"</text:span><text:span text:style-name="T6">&gt;&lt;?php</text:span> echo htmlspecialchars(<text:span text:style-name="T2">$this</text:span>-&gt;message); <text:span text:style-name="T6">?&gt;&lt;/div&gt;</text:span></text:p>
      <text:p text:style-name="P5"><text:span text:style-name="T6">&lt;?php</text:span> <text:span text:style-name="T2">endif</text:span>; <text:span text:style-name="T6">?&gt;</text:span></text:p>
      <text:p text:style-name="P16"/>
      <text:p text:style-name="P5"><text:span text:style-name="T6">&lt;div</text:span> <text:span text:style-name="T7">class</text:span>=<text:span text:style-name="T2">"navigation"</text:span><text:span text:style-name="T6">&gt;</text:span></text:p>
      <text:p text:style-name="P5"><text:span text:style-name="T6">&lt;a</text:span> <text:span text:style-name="T7">href</text:span>=<text:span text:style-name="T2">"?page=1"</text:span><text:span text:style-name="T6">&gt;</text:span>First<text:span text:style-name="T6">&lt;/a&gt;</text:span></text:p>
      <text:p text:style-name="P5"><text:span text:style-name="T6">&lt;a</text:span> <text:span text:style-name="T7">href</text:span>=<text:span text:style-name="T2">"?page=</text:span><text:span text:style-name="T6">&lt;?php</text:span> echo max(<text:span text:style-name="T3">1</text:span>, <text:span text:style-name="T2">$this</text:span>-&gt;currentPage - <text:span text:style-name="T3">1</text:span>); <text:span text:style-name="T6">?&gt;</text:span><text:span text:style-name="T2">"</text:span><text:span text:style-name="T6">&gt;</text:span>Previous<text:span text:style-name="T6">&lt;/a&gt;</text:span></text:p>
      <text:p text:style-name="P5"><text:span text:style-name="T6">&lt;span&gt;</text:span>Page <text:span text:style-name="T6">&lt;?php</text:span> echo <text:span text:style-name="T2">$this</text:span>-&gt;currentPage; <text:span text:style-name="T6">?&gt;</text:span> of <text:span text:style-name="T6">&lt;?php</text:span> echo $totalPages; <text:span text:style-name="T6">?&gt;&lt;/span&gt;</text:span></text:p>
      <text:p text:style-name="P5"><text:span text:style-name="T6">&lt;a</text:span> <text:span text:style-name="T7">href</text:span>=<text:span text:style-name="T2">"?page=</text:span><text:span text:style-name="T6">&lt;?php</text:span> echo min($totalPages, <text:span text:style-name="T2">$this</text:span>-&gt;currentPage + <text:span text:style-name="T3">1</text:span>); <text:span text:style-name="T6">?&gt;</text:span><text:span text:style-name="T2">"</text:span><text:span text:style-name="T6">&gt;</text:span>Next<text:span text:style-name="T6">&lt;/a&gt;</text:span></text:p>
      <text:p text:style-name="P5"><text:span text:style-name="T6">&lt;form</text:span> <text:span text:style-name="T7">method</text:span>=<text:span text:style-name="T2">"post"</text:span> <text:span text:style-name="T7">style</text:span>=<text:span text:style-name="T2">"display: inline;"</text:span><text:span text:style-name="T6">&gt;</text:span></text:p>
      <text:p text:style-name="P5"><text:span text:style-name="T6">&lt;button</text:span> <text:span text:style-name="T7">type</text:span>=<text:span text:style-name="T2">"submit"</text:span> <text:span text:style-name="T7">name</text:span>=<text:span text:style-name="T2">"clear_log"</text:span> <text:span text:style-name="T7">onclick</text:span>=<text:span text:style-name="T2">"return confirm(</text:span><text:span text:style-name="T4">'Are you sure you want to clear the error log?'</text:span><text:span text:style-name="T2">);"</text:span><text:span text:style-name="T6">&gt;</text:span></text:p>
      <text:p text:style-name="P5">Clear Log</text:p>
      <text:p text:style-name="P15">&lt;/button&gt;</text:p>
      <text:p text:style-name="P15">&lt;/form&gt;</text:p>
      <text:p text:style-name="P15">&lt;/div&gt;</text:p>
      <text:p text:style-name="P15">&lt;table&gt;</text:p>
      <text:p text:style-name="P15">&lt;thead&gt;</text:p>
      <text:p text:style-name="P15">&lt;tr&gt;</text:p>
      <text:p text:style-name="P5"><text:span text:style-name="T6">&lt;th&gt;</text:span>Date Time<text:span text:style-name="T6">&lt;/th&gt;</text:span></text:p>
      <text:p text:style-name="P5"><text:span text:style-name="T6">&lt;th&gt;</text:span>File<text:span text:style-name="T6">&lt;/th&gt;</text:span></text:p>
      <text:p text:style-name="P5"><text:span text:style-name="T6">&lt;th&gt;</text:span>Line<text:span text:style-name="T6">&lt;/th&gt;</text:span></text:p>
      <text:p text:style-name="P5"><text:span text:style-name="T6">&lt;th&gt;</text:span>Stack Trace<text:span text:style-name="T6">&lt;/th&gt;</text:span></text:p>
      <text:p text:style-name="P15"><text:soft-page-break/>&lt;/tr&gt;</text:p>
      <text:p text:style-name="P15">&lt;/thead&gt;</text:p>
      <text:p text:style-name="P15">&lt;tbody&gt;</text:p>
      <text:p text:style-name="P5"><text:span text:style-name="T6">&lt;?php</text:span> <text:span text:style-name="T2">foreach</text:span> ($errors as $error): <text:span text:style-name="T6">?&gt;</text:span></text:p>
      <text:p text:style-name="P15">&lt;tr&gt;</text:p>
      <text:p text:style-name="P5"><text:span text:style-name="T6">&lt;td&gt;&lt;?php</text:span> echo htmlspecialchars($error[<text:span text:style-name="T4">'datetime'</text:span>]); <text:span text:style-name="T6">?&gt;&lt;/td&gt;</text:span></text:p>
      <text:p text:style-name="P5"><text:span text:style-name="T6">&lt;td&gt;&lt;?php</text:span> echo htmlspecialchars($error[<text:span text:style-name="T4">'file'</text:span>]); <text:span text:style-name="T6">?&gt;&lt;/td&gt;</text:span></text:p>
      <text:p text:style-name="P5"><text:span text:style-name="T6">&lt;td&gt;&lt;?php</text:span> echo htmlspecialchars($error[<text:span text:style-name="T4">'line'</text:span>]); <text:span text:style-name="T6">?&gt;&lt;/td&gt;</text:span></text:p>
      <text:p text:style-name="P15">&lt;td&gt;</text:p>
      <text:p text:style-name="P5"><text:span text:style-name="T6">&lt;div</text:span> <text:span text:style-name="T7">class</text:span>=<text:span text:style-name="T2">"tooltip"</text:span><text:span text:style-name="T6">&gt;</text:span></text:p>
      <text:p text:style-name="P12">📖</text:p>
      <text:p text:style-name="P5"><text:span text:style-name="T6">&lt;pre</text:span> <text:span text:style-name="T7">class</text:span>=<text:span text:style-name="T2">"tooltiptext"</text:span><text:span text:style-name="T6">&gt;&lt;?php</text:span> echo htmlspecialchars($error[<text:span text:style-name="T4">'stack_trace'</text:span>]); <text:span text:style-name="T6">?&gt;&lt;/pre&gt;</text:span></text:p>
      <text:p text:style-name="P15">&lt;/div&gt;</text:p>
      <text:p text:style-name="P15">&lt;/td&gt;</text:p>
      <text:p text:style-name="P15">&lt;/tr&gt;</text:p>
      <text:p text:style-name="P5"><text:span text:style-name="T6">&lt;?php</text:span> <text:span text:style-name="T2">endforeach</text:span>; <text:span text:style-name="T6">?&gt;</text:span></text:p>
      <text:p text:style-name="P15">&lt;/tbody&gt;</text:p>
      <text:p text:style-name="P15">&lt;/table&gt;</text:p>
      <text:p text:style-name="P15">&lt;/body&gt;</text:p>
      <text:p text:style-name="P15">&lt;/html&gt;</text:p>
      <text:p text:style-name="P16"/>
      <text:p text:style-name="P15">&lt;?php</text:p>
      <text:p text:style-name="P5">}</text:p>
      <text:p text:style-name="P5">}</text:p>
      <text:h text:style-name="P26" text:outline-level="1">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3">10</text:span>;</text:p>
      <text:p text:style-name="P5"><text:span text:style-name="T2">protected</text:span> $currentPage = <text:span text:style-name="T3">1</text:span>;</text:p>
      <text:p text:style-name="P5"><text:span text:style-name="T2">protected</text:span> $totalPages = <text:span text:style-name="T3">1</text:span>;</text:p>
      <text:p text:style-name="P5"><text:span text:style-name="T2">protected</text:span> $data = [];</text:p>
      <text:p text:style-name="P5"><text:span text:style-name="T2">protected</text:span> $filters = [];</text:p>
      <text:p text:style-name="P16"/>
      <text:p text:style-name="P5"><text:span text:style-name="T2">public</text:span> <text:span text:style-name="T2">function</text:span> __construct($page = <text:span text:style-name="T3">1</text:span>, $filters = []) {</text:p>
      <text:p text:style-name="P5"><text:span text:style-name="T2">$this</text:span>-&gt;currentPage = max(<text:span text:style-name="T3">1</text:span>, intval($page));</text:p>
      <text:p text:style-name="P5"><text:span text:style-name="T2">$this</text:span>-&gt;filters = $filters;</text:p>
      <text:p text:style-name="P5"><text:span text:style-name="T2">$this</text:span>-&gt;loadData();</text:p>
      <text:p text:style-name="P5">}</text:p>
      <text:p text:style-name="P16"/>
      <text:p text:style-name="P5"><text:span text:style-name="T2">abstract</text:span> <text:span text:style-name="T2">protected</text:span> <text:span text:style-name="T2">function</text:span> loadData();</text:p>
      <text:p text:style-name="P16"/>
      <text:p text:style-name="P5"><text:span text:style-name="T2">protected</text:span> <text:span text:style-name="T2">function</text:span> getSkipCount() {</text:p>
      <text:p text:style-name="P5"><text:span text:style-name="T2">return</text:span> (<text:span text:style-name="T2">$this</text:span>-&gt;currentPage - <text:span text:style-name="T3">1</text:span>) * <text:span text:style-name="T2">static</text:span>::RECORDS_PER_PAGE;</text:p>
      <text:p text:style-name="P5">}</text:p>
      <text:p text:style-name="P16"/>
      <text:p text:style-name="P5"><text:span text:style-name="T2">protected</text:span> <text:span text:style-name="T2">function</text:span> calculateTotalPages($totalRecords) {</text:p>
      <text:p text:style-name="P5"><text:span text:style-name="T2">return</text:span> max(<text:span text:style-name="T3">1</text:span>, ceil($totalRecords / <text:span text:style-name="T2">static</text:span>::RECORDS_PER_PAGE));</text:p>
      <text:p text:style-name="P5">}</text:p>
      <text:p text:style-name="P16"/>
      <text:p text:style-name="P5"><text:span text:style-name="T2">protected</text:span> <text:span text:style-name="T2">function</text:span> generatePaginationControls($otherGets) {</text:p>
      <text:p text:style-name="P5"><text:soft-page-break/>$queryParams = <text:span text:style-name="T2">$this</text:span>-&gt;filters;</text:p>
      <text:p text:style-name="P5">$currentUrl = parse_url($_SERVER[<text:span text:style-name="T4">'REQUEST_URI'</text:span>], PHP_URL_PATH);</text:p>
      <text:p text:style-name="P5">$buildUrl = <text:span text:style-name="T2">function</text:span>($page) <text:span text:style-name="T2">use</text:span> ($queryParams, $currentUrl, $otherGets) {</text:p>
      <text:p text:style-name="P5">$params = array_merge($queryParams, [<text:span text:style-name="T4">'page'</text:span> =&gt; $page]);</text:p>
      <text:p text:style-name="P5"><text:span text:style-name="T2">return</text:span> $currentUrl . <text:span text:style-name="T4">'?'</text:span> . http_build_query($params) . $otherGets;</text:p>
      <text:p text:style-name="P5">};</text:p>
      <text:p text:style-name="P16"/>
      <text:p text:style-name="P5">$html = <text:span text:style-name="T4">'&lt;nav aria-label="Page navigation"&gt;&lt;ul class="pagination"&gt;'</text:span>;</text:p>
      <text:p text:style-name="P5">$html .= sprintf(</text:p>
      <text:p text:style-name="P5"><text:span text:style-name="T4">'&lt;li class="page-item %s"&gt;&lt;a class="page-link" href="%s"&gt;&amp;laquo;&lt;/a&gt;&lt;/li&gt;'</text:span>,</text:p>
      <text:p text:style-name="P5"><text:span text:style-name="T2">$this</text:span>-&gt;currentPage == <text:span text:style-name="T3">1</text:span> ? <text:span text:style-name="T4">'disabled'</text:span> : <text:span text:style-name="T4">''</text:span>,</text:p>
      <text:p text:style-name="P5">$buildUrl(<text:span text:style-name="T3">1</text:span>)</text:p>
      <text:p text:style-name="P5">);</text:p>
      <text:p text:style-name="P5"><text:span text:style-name="T2">for</text:span> ($i = max(<text:span text:style-name="T3">1</text:span>, <text:span text:style-name="T2">$this</text:span>-&gt;currentPage - <text:span text:style-name="T3">2</text:span>); $i &lt;= min(<text:span text:style-name="T2">$this</text:span>-&gt;totalPages, <text:span text:style-name="T2">$this</text:span>-&gt;currentPage + <text:span text:style-name="T3">2</text:span>); $i++) {</text:p>
      <text:p text:style-name="P5">$html .= sprintf(</text:p>
      <text:p text:style-name="P5"><text:span text:style-name="T4">'&lt;li class="page-item %s"&gt;&lt;a class="page-link" href="%s"&gt;%d&lt;/a&gt;&lt;/li&gt;'</text:span>,</text:p>
      <text:p text:style-name="P5">$i == <text:span text:style-name="T2">$this</text:span>-&gt;currentPage ? <text:span text:style-name="T4">'active'</text:span> : <text:span text:style-name="T4">''</text:span>,</text:p>
      <text:p text:style-name="P5">$buildUrl($i),</text:p>
      <text:p text:style-name="P5">$i</text:p>
      <text:p text:style-name="P5">);</text:p>
      <text:p text:style-name="P5">}</text:p>
      <text:p text:style-name="P5">$html .= sprintf(</text:p>
      <text:p text:style-name="P5"><text:span text:style-name="T4">'&lt;li class="page-item %s"&gt;&lt;a class="page-link" href="%s"&gt;&amp;raquo;&lt;/a&gt;&lt;/li&gt;'</text:span>,</text:p>
      <text:p text:style-name="P5"><text:span text:style-name="T2">$this</text:span>-&gt;currentPage == <text:span text:style-name="T2">$this</text:span>-&gt;totalPages ? <text:span text:style-name="T4">'disabled'</text:span> : <text:span text:style-name="T4">''</text:span>,</text:p>
      <text:p text:style-name="P5">$buildUrl(<text:span text:style-name="T2">$this</text:span>-&gt;totalPages)</text:p>
      <text:p text:style-name="P5">);</text:p>
      <text:p text:style-name="P5">$html .= <text:span text:style-name="T4">'&lt;/ul&gt;&lt;/nav&gt;'</text:span>;</text:p>
      <text:p text:style-name="P5"><text:span text:style-name="T2">return</text:span> $html;</text:p>
      <text:p text:style-name="P5">}</text:p>
      <text:p text:style-name="P5">}</text:p>
      <text:p text:style-name="P17"/>
      <text:p text:style-name="P18"/>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3">1</text:span>, $filters = []) {</text:p>
      <text:p text:style-name="P5"><text:span text:style-name="T2">$this</text:span>-&gt;log = <text:span text:style-name="T2">new</text:span> Log();</text:p>
      <text:p text:style-name="P5"><text:span text:style-name="T2">parent</text:span>::__construct($page, $filters);</text:p>
      <text:p text:style-name="P5">}</text:p>
      <text:p text:style-name="P16"/>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4">'data'</text:span>];</text:p>
      <text:p text:style-name="P5"><text:span text:style-name="T2">$this</text:span>-&gt;totalPages = <text:span text:style-name="T2">$this</text:span>-&gt;calculateTotalPages($result[<text:span text:style-name="T4">'total'</text:span>]);</text:p>
      <text:p text:style-name="P5">}</text:p>
      <text:p text:style-name="P16"/>
      <text:p text:style-name="P5"><text:span text:style-name="T2">private</text:span> <text:span text:style-name="T2">function</text:span> generateFilterForm() {</text:p>
      <text:p text:style-name="P5">$fields = [</text:p>
      <text:p text:style-name="P5"><text:span text:style-name="T4">'os'</text:span> =&gt; <text:span text:style-name="T4">'Filter OS'</text:span>,</text:p>
      <text:p text:style-name="P5"><text:span text:style-name="T4">'browser'</text:span> =&gt; <text:span text:style-name="T4">'Filter Browser'</text:span>,</text:p>
      <text:p text:style-name="P5"><text:soft-page-break/><text:span text:style-name="T4">'type'</text:span> =&gt; <text:span text:style-name="T4">'Filter Client Type'</text:span>,</text:p>
      <text:p text:style-name="P5"><text:span text:style-name="T4">'uri'</text:span> =&gt; <text:span text:style-name="T4">'Filter URI'</text:span>,</text:p>
      <text:p text:style-name="P5"><text:span text:style-name="T4">'email'</text:span> =&gt; <text:span text:style-name="T4">'Filter Email'</text:span></text:p>
      <text:p text:style-name="P5">];</text:p>
      <text:p text:style-name="P16"/>
      <text:p text:style-name="P5">$html = <text:span text:style-name="T4">'&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4">''</text:span>;</text:p>
      <text:p text:style-name="P5">$html .= sprintf(</text:p>
      <text:p text:style-name="P13">'&lt;div class="col-md-3"&gt;</text:p>
      <text:p text:style-name="P13">&lt;input type="text" class="form-control" name="%s" placeholder="%s" value="%s"&gt;</text:p>
      <text:p text:style-name="P5"><text:span text:style-name="T4">&lt;/div&gt;'</text:span>,</text:p>
      <text:p text:style-name="P5">$name, $placeholder, $value</text:p>
      <text:p text:style-name="P5">);</text:p>
      <text:p text:style-name="P5">}</text:p>
      <text:p text:style-name="P5">$html .= <text:span text:style-name="T4">'&lt;div class="col-12"&gt;</text:span></text:p>
      <text:p text:style-name="P13">&lt;button type="submit" class="btn btn-primary"&gt;Filter&lt;/button&gt;</text:p>
      <text:p text:style-name="P5"><text:span text:style-name="T4">&lt;/div&gt;&lt;/form&gt;'</text:span>;</text:p>
      <text:p text:style-name="P5"><text:span text:style-name="T2">return</text:span> $html;</text:p>
      <text:p text:style-name="P5">}</text:p>
      <text:p text:style-name="P16"/>
      <text:p text:style-name="P5"><text:span text:style-name="T2">public</text:span> <text:span text:style-name="T2">function</text:span> render() {</text:p>
      <text:p text:style-name="P5">$headers = [<text:span text:style-name="T4">'OS'</text:span>, <text:span text:style-name="T4">'Browser'</text:span>, <text:span text:style-name="T4">'Screen'</text:span>, <text:span text:style-name="T4">'Client Type'</text:span>, <text:span text:style-name="T4">'URI'</text:span>, <text:span text:style-name="T4">'Email'</text:span>, <text:span text:style-name="T4">'Timestamp'</text:span>];</text:p>
      <text:p text:style-name="P5">$table = <text:span text:style-name="T4">'&lt;div class="table-responsive"&gt;&lt;table class="table table-striped table-bordered"&gt;&lt;thead&gt;&lt;tr&gt;'</text:span>;</text:p>
      <text:p text:style-name="P5"><text:span text:style-name="T2">foreach</text:span> ($headers as $header) {</text:p>
      <text:p text:style-name="P5">$table .= <text:span text:style-name="T4">'&lt;th&gt;'</text:span> . $header . <text:span text:style-name="T4">'&lt;/th&gt;'</text:span>;</text:p>
      <text:p text:style-name="P5">}</text:p>
      <text:p text:style-name="P5">$table .= <text:span text:style-name="T4">'&lt;/tr&gt;&lt;/thead&gt;&lt;tbody&gt;'</text:span>;</text:p>
      <text:p text:style-name="P16"/>
      <text:p text:style-name="P5"><text:span text:style-name="T2">foreach</text:span> (<text:span text:style-name="T2">$this</text:span>-&gt;data as $row) {</text:p>
      <text:p text:style-name="P5">$table .= <text:span text:style-name="T4">'&lt;tr&gt;'</text:span>;</text:p>
      <text:p text:style-name="P5"><text:span text:style-name="T2">foreach</text:span> ($row as $value) {</text:p>
      <text:p text:style-name="P5">$table .= <text:span text:style-name="T4">'&lt;td&gt;'</text:span> . htmlspecialchars($value) . <text:span text:style-name="T4">'&lt;/td&gt;'</text:span>;</text:p>
      <text:p text:style-name="P5">}</text:p>
      <text:p text:style-name="P5">$table .= <text:span text:style-name="T4">'&lt;/tr&gt;'</text:span>;</text:p>
      <text:p text:style-name="P5">}</text:p>
      <text:p text:style-name="P5">$table .= <text:span text:style-name="T4">'&lt;/tbody&gt;&lt;/table&gt;&lt;/div&gt;'</text:span>;</text:p>
      <text:p text:style-name="P16"/>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19">Actuellement l’appel se fait avec</text:p>
      <text:p text:style-name="P9">$viewer = <text:span text:style-name="T2">new</text:span> LogDisplay($_GET[<text:span text:style-name="T4">'page'</text:span>] ?? <text:span text:style-name="T3">1</text:span>);</text:p>
      <text:p text:style-name="P5">echo $viewer-&gt;render();</text:p>
      <text:p text:style-name="P19"/>
      <text:p text:style-name="P19">J’aimerais que la génération des filtres soit déplacé dans la classe de base. Les filtres seraient affichés si on <text:span text:style-name="T10">les</text:span> passe à la fonction render.</text:p>
      <text:p text:style-name="P19">Exemple :</text:p>
      <text:p text:style-name="P9">$filters = [</text:p>
      <text:p text:style-name="P5"><text:soft-page-break/><text:span text:style-name="T4">'os'</text:span> =&gt; <text:span text:style-name="T4">'Filter OS'</text:span>,</text:p>
      <text:p text:style-name="P5"><text:span text:style-name="T4">'browser'</text:span> =&gt; <text:span text:style-name="T4">'Filter Browser'</text:span>,</text:p>
      <text:p text:style-name="P5"><text:span text:style-name="T4">'type'</text:span> =&gt; <text:span text:style-name="T4">'Filter Client Type'</text:span>,</text:p>
      <text:p text:style-name="P5"><text:span text:style-name="T4">'uri'</text:span> =&gt; <text:span text:style-name="T4">'Filter URI'</text:span>,</text:p>
      <text:p text:style-name="P5"><text:span text:style-name="T4">'email'</text:span> =&gt; <text:span text:style-name="T4">'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4">'</text:span><text:span text:style-name="T10">type</text:span><text:span text:style-name="T4">'</text:span> =&gt; <text:span text:style-name="T4">'</text:span><text:span text:style-name="T10">visitors</text:span><text:span text:style-name="T4">'</text:span>,</text:p>
      <text:p text:style-name="P7">];</text:p>
      <text:p text:style-name="P7"/>
      <text:p text:style-name="P10">L’appel sera donc </text:p>
      <text:p text:style-name="P7">echo $viewer→render($<text:span text:style-name="T9">filters, </text:span><text:span text:style-name="T10">$get</text:span><text:span text:style-name="T9">)</text:span>;</text:p>
      <text:h text:style-name="Heading_20_1" text:outline-level="1"><text:span text:style-name="Strong_20_Emphasis">Mentions légales</text:span></text:h>
      <text:p text:style-name="P11"><text:span text:style-name="Strong_20_Emphasis"><text:span text:style-name="T14">(ChatGPT)</text:span></text:span></text:p>
      <text:p text:style-name="Code"><text:span text:style-name="Strong_20_Emphasis"><text:span text:style-name="T15">écrire les mention</text:span></text:span><text:span text:style-name="Strong_20_Emphasis"><text:span text:style-name="T16">s</text:span></text:span><text:span text:style-name="Strong_20_Emphasis"><text:span text:style-name="T15">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15">https://myclub.alwaysdata.net/b.nw/Page.php?n=1</text:span></text:span></text:a></text:p>
      <text:p text:style-name="Text_20_body"><text:span text:style-name="Strong_20_Emphasis"><text:span text:style-name="T15">→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text:soft-page-break/>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3">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3">On veut un formulaire « <text:span text:style-name="T18">Bootstrap »</text:span> pour mettre à jour les champs suivants :</text:p>
      <text:list text:style-name="L8">
        <text:list-item>
          <text:p text:style-name="P35">Email (sous condition, sinon en lecture seule)</text:p>
        </text:list-item>
        <text:list-item>
          <text:p text:style-name="P35">Password</text:p>
        </text:list-item>
        <text:list-item>
          <text:p text:style-name="P35">FirstName</text:p>
        </text:list-item>
        <text:list-item>
          <text:p text:style-name="P35">LastName</text:p>
        </text:list-item>
        <text:list-item>
          <text:p text:style-name="P35">NickName</text:p>
        </text:list-item>
        <text:list-item>
          <text:p text:style-name="P35">Avatar (une combo box avec une liste d’emoji. Les emoji<text:span text:style-name="T18">s</text:span> sont des fichiers présents dans le dossier images. Tous les noms des emojis commencent par « emoji ». <text:span text:style-name="T18">La combo box affiche l’image, mais c’est le nom du fichier qui sera enregistré.</text:span></text:p>
        </text:list-item>
      </text:list>
      <text:p text:style-name="P23">Le bouton « valider » permet de mettre à jour la base de donnée avec la fonction suivante :</text:p>
      <text:p text:style-name="Code">person→setById($id, [</text:p>
      <text:p text:style-name="Code"><text:tab/>'Email' =&gt; $email,</text:p>
      <text:p text:style-name="Code"><text:tab/>'Password' =&gt; $<text:span text:style-name="T18">p</text:span>assword,</text:p>
      <text:p text:style-name="Code"><text:tab/>'FirstName' =&gt; $<text:span text:style-name="T18">f</text:span>irstName,</text:p>
      <text:p text:style-name="P22"><text:tab/>'<text:span text:style-name="T17">LastName</text:span>' =&gt; $<text:span text:style-name="T18">l</text:span><text:span text:style-name="T17">astName</text:span>,</text:p>
      <text:p text:style-name="P22"><text:tab/>'<text:span text:style-name="T17">NickName</text:span>' =&gt; $<text:span text:style-name="T18">n</text:span><text:span text:style-name="T17">ickName</text:span>,</text:p>
      <text:p text:style-name="P22"><text:tab/>'<text:span text:style-name="T17">Avatar</text:span>' =&gt; $<text:span text:style-name="T18">a</text:span><text:span text:style-name="T17">vatar</text:span>,</text:p>
      <text:p text:style-name="Code">]);</text:p>
      <text:h text:style-name="P27" text:outline-level="1">Mise à jour de <text:span text:style-name="T19">la disponibilité</text:span> d’une personne</text:h>
      <text:p text:style-name="P38">Une grille avec les 7 jours de la semaine et 2 lignes pour matin, après midi. Dans chaque case une case à cocher pour préciser la disponibilité.</text:p>
      <text:p text:style-name="P37">On veut un formulaire « <text:span text:style-name="T18">Bootstrap »</text:span> pour mettre à jour le champ ‘<text:span text:style-name="T19">availability’ qui est enregistré au format json dans un champ ‘text’.</text:span></text:p>
      <text:p text:style-name="P37">Le bouton « valider » permet de mettre à jour la base de donnée avec la fonction suivante :</text:p>
      <text:p text:style-name="P24">person→setById($id, ['<text:span text:style-name="T19">Availability</text:span>' =&gt; $<text:span text:style-name="T19">availability</text:span>]);</text:p>
      <text:h text:style-name="P27"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T6H33M23S</meta:editing-duration>
    <meta:editing-cycles>10</meta:editing-cycles>
    <meta:generator>LibreOffice/24.2.7.2$Linux_X86_64 LibreOffice_project/420$Build-2</meta:generator>
    <dc:title>Technical</dc:title>
    <dc:date>2025-01-08T17:46:52.092890042</dc:date>
    <meta:document-statistic meta:table-count="0" meta:image-count="0" meta:object-count="0" meta:page-count="12" meta:paragraph-count="443" meta:word-count="2705" meta:character-count="19324" meta:non-whitespace-character-count="17062"/>
    <meta:template xlink:type="simple" xlink:actuate="onRequest" xlink:title="Technical" xlink:href="../../../../../.config/libreoffice/4/user/template/Technical.ott" meta:date="2025-01-03T07:52:16.606689178"/>
  </office:meta>
</office:document-meta>
</file>